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34.63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text-underline-style="solid" style:text-underline-width="auto" style:text-underline-color="font-color" style:font-name-complex="Times New Roman"/>
    </style:style>
    <style:style style:name="T6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 style:text-underline-style="none" style:text-underline-color="font-color"/>
    </style:style>
    <style:style style:name="T7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新細明體" style:font-name-asian="新細明體"/>
    </style:style>
    <style:style style:name="T8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Times New Roman" style:font-name-complex="Times New Roman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2" style:family="text">
      <style:text-properties style:font-name="Times New Roman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3" style:family="text">
      <style:text-properties style:font-name="Times New Roman" fo:font-size="12pt" fo:font-weight="normal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薪<text:span text:style-name="T1"> </text:span><text:span text:style-name="T2">津</text:span><text:span text:style-name="T3"> </text:span><text:span text:style-name="T2">收</text:span><text:span text:style-name="T3"> </text:span><text:span text:style-name="T2">據</text:span></text:p>
          </table:table-cell>
          <table:covered-table-cell table:style-name="ce6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           <text:span text:style-name="T4">姓名：</text:span><text:span text:style-name="T5">        </text:span><text:span text:style-name="T6">                  </text:span><text:span text:style-name="T7">年</text:span><text:span text:style-name="T8">      </text:span><text:span text:style-name="T7">月份</text:span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項<text:span text:style-name="T9">              </text:span><text:span text:style-name="T10">目</text:span></text:p>
          </table:table-cell>
          <table:table-cell table:style-name="ce3" office:value-type="string" calcext:value-type="string">
            <text:p>金<text:span text:style-name="T9">   </text:span><text:span text:style-name="T10">額</text:span>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基<text:span text:style-name="T9">   </text:span><text:span text:style-name="T10">本</text:span><text:span text:style-name="T11">   </text:span><text:span text:style-name="T10">薪</text:span><text:span text:style-name="T11">   </text:span><text:span text:style-name="T10">金</text:span></text:p>
          </table:table-cell>
          <table:table-cell table:style-name="ce7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效<text:span text:style-name="T9">   </text:span><text:span text:style-name="T10">率</text:span><text:span text:style-name="T11">   </text:span><text:span text:style-name="T10">獎</text:span><text:span text:style-name="T11">   </text:span><text:span text:style-name="T10">金</text:span></text:p>
          </table:table-cell>
          <table:table-cell table:style-name="ce7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加<text:span text:style-name="T9">     </text:span><text:span text:style-name="T10">班</text:span><text:span text:style-name="T11">     </text:span><text:span text:style-name="T10">費</text:span></text:p>
          </table:table-cell>
          <table:table-cell table:style-name="ce7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責<text:span text:style-name="T9">   </text:span><text:span text:style-name="T10">任</text:span><text:span text:style-name="T11">   </text:span><text:span text:style-name="T10">津</text:span><text:span text:style-name="T11">   </text:span><text:span text:style-name="T10">貼</text:span></text:p>
          </table:table-cell>
          <table:table-cell table:style-name="ce7"/>
          <table:table-cell table:number-columns-repeated="1021"/>
        </table:table-row>
        <table:table-row table:style-name="ro2" table:number-rows-repeated="3">
          <table:table-cell/>
          <table:table-cell table:style-name="ce4"/>
          <table:table-cell table:style-name="ce7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薪<text:span text:style-name="T9">   </text:span><text:span text:style-name="T10">津</text:span><text:span text:style-name="T11">   </text:span><text:span text:style-name="T10">合</text:span><text:span text:style-name="T11">   </text:span><text:span text:style-name="T10">計</text:span></text:p>
          </table:table-cell>
          <table:table-cell table:style-name="ce7" table:formula="of:=SUM([.C4:.C10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4"/>
          <table:table-cell table:style-name="ce7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代扣：<text:span text:style-name="T9">    </text:span><text:span text:style-name="T10">借</text:span><text:span text:style-name="T11">   </text:span><text:span text:style-name="T10">支</text:span></text:p>
          </table:table-cell>
          <table:table-cell table:style-name="ce7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餐<text:span text:style-name="T9">             </text:span><text:span text:style-name="T10">費</text:span></text:p>
          </table:table-cell>
          <table:table-cell table:style-name="ce7"/>
          <table:table-cell table:number-columns-repeated="1021"/>
        </table:table-row>
        <table:table-row table:style-name="ro2">
          <table:table-cell/>
          <table:table-cell table:style-name="ce4"/>
          <table:table-cell table:style-name="ce7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扣<text:span text:style-name="T9">    </text:span><text:span text:style-name="T10">繳</text:span><text:span text:style-name="T11">   </text:span><text:span text:style-name="T10">合</text:span><text:span text:style-name="T11">   </text:span><text:span text:style-name="T10">計</text:span></text:p>
          </table:table-cell>
          <table:table-cell table:style-name="ce7" table:formula="of:=SUM([.C13:.C15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實<text:span text:style-name="T9">   </text:span><text:span text:style-name="T10">發</text:span><text:span text:style-name="T11">   </text:span><text:span text:style-name="T10">金</text:span><text:span text:style-name="T11">   </text:span><text:span text:style-name="T10">額</text:span></text:p>
          </table:table-cell>
          <table:table-cell table:style-name="ce7" table:formula="of:=[.C11]-[.C16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會計單位<text:span text:style-name="T12">          </text:span><text:span text:style-name="T13">              </text:span><text:span text:style-name="T7">簽收人</text:span><text:span text:style-name="T5">                      </text:span>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09:32:06</meta:creation-date>
    <dc:creator>John</dc:creator>
    <dc:date>1993-02-17T09:36:34</dc:date>
    <meta:print-date>1993-02-17T09:36:05</meta:print-date>
    <meta:document-statistic meta:table-count="3" meta:cell-count="17" meta:object-count="0"/>
    <meta:generator>LibreOffice/5.1.1.3$Windows_x86 LibreOffice_project/89f508ef3ecebd2cfb8e1def0f0ba9a803b88a6d</meta:generator>
  </office:meta>
</office:document-meta>
</file>